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9021474003164766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17163769742782088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10938767494421797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837288489445755503"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65671773165538140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46135128060970236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715857584175826041"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331244014170721297"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410651" text:continue-list="list7715857584175826041"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37522635474209640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41650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404660"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431913"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430496"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404140"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4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027125343936604588"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6T09:19:07.73</dc:date>
    <dc:creator>James Lombardi</dc:creator>
    <meta:editing-duration>P9DT15H24M35S</meta:editing-duration>
    <meta:editing-cycles>815</meta:editing-cycles>
    <meta:generator>OpenOffice/4.1.2$Win32 OpenOffice.org_project/412m3$Build-9782</meta:generator>
    <meta:document-statistic meta:table-count="0" meta:image-count="7" meta:object-count="0" meta:page-count="93" meta:paragraph-count="2510" meta:word-count="28506" meta:character-count="145684"/>
  </office:meta>
</office:document-meta>
</file>